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明朝" svg:font-family="IPA明朝"/>
    <style:font-face style:name="StarSymbol" svg:font-family="StarSymbol"/>
    <style:font-face style:name="Tahoma1" svg:font-family="Tahoma"/>
    <style:font-face style:name="IPAゴシック" svg:font-family="IPAゴシック" style:font-family-generic="swiss"/>
    <style:font-face style:name="Courier New" svg:font-family="'Courier New'" style:font-family-generic="modern" style:font-pitch="fixed"/>
    <style:font-face style:name="IPAゴシック1" svg:font-family="IPAゴシック" style:font-adornments="標準" style:font-pitch="variable"/>
    <style:font-face style:name="IPA明朝1" svg:font-family="IPA明朝" style:font-adornments="標準" style:font-pitch="variable"/>
    <style:font-face style:name="DejaVu Serif" svg:font-family="'DejaVu Serif'" style:font-adornments="Book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officeooo:paragraph-rsid="00524c9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T1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明朝" svg:font-family="IPA明朝"/>
    <style:font-face style:name="StarSymbol" svg:font-family="StarSymbol"/>
    <style:font-face style:name="Tahoma1" svg:font-family="Tahoma"/>
    <style:font-face style:name="IPAゴシック" svg:font-family="IPAゴシック" style:font-family-generic="swiss"/>
    <style:font-face style:name="Courier New" svg:font-family="'Courier New'" style:font-family-generic="modern" style:font-pitch="fixed"/>
    <style:font-face style:name="IPAゴシック1" svg:font-family="IPAゴシック" style:font-adornments="標準" style:font-pitch="variable"/>
    <style:font-face style:name="IPA明朝1" svg:font-family="IPA明朝" style:font-adornments="標準" style:font-pitch="variable"/>
    <style:font-face style:name="DejaVu Serif" svg:font-family="'DejaVu Serif'" style:font-adornments="Book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明朝" fo:font-size="9pt" fo:language="en" fo:country="US" style:letter-kerning="true" style:font-name-asian="IPA明朝" style:font-size-asian="10.5pt" style:language-asian="ja" style:country-asian="JP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明朝" fo:font-size="9pt" fo:language="en" fo:country="US" style:letter-kerning="true" style:font-name-asian="IPA明朝" style:font-size-asian="10.5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punctuation-wrap="simple" style:vertical-align="baseline" style:writing-mode="page"/>
      <style:text-properties fo:font-size="8pt" style:font-size-asian="8pt" style:font-name-complex="IPA明朝1" style:font-family-complex="IPA明朝" style:font-style-name-complex="標準" style:font-pitch-complex="variable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IPAゴシック" fo:font-family="IPAゴシック" style:font-family-generic="swiss" fo:font-size="14pt" style:font-name-asian="IPAゴシック" style:font-family-asian="IPAゴシック" style:font-family-generic-asian="swiss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style:line-height-at-least="0.499cm" fo:text-align="justify" style:justify-single-word="false" fo:orphans="0" fo:widows="0" fo:text-indent="0.28cm" style:auto-text-indent="false" style:page-number="auto" style:punctuation-wrap="simpl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8pt" fo:font-style="italic" style:font-size-asian="8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start" style:justify-single-word="false" style:page-number="auto" style:shadow="none" text:number-lines="false" text:line-number="0" style:vertical-align="auto" style:writing-mode="page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41cm" fo:margin-right="0cm" fo:text-indent="0cm" style:auto-text-indent="false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41cm" fo:margin-right="0cm" fo:text-indent="0cm" style:auto-text-indent="false" style:writing-mode="page"/>
      <style:text-properties fo:font-size="12pt"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41cm" fo:margin-right="0cm" fo:text-indent="0cm" style:auto-text-indent="false" style:writing-mode="page"/>
      <style:text-properties fo:font-size="10pt" style:font-size-asian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41cm" fo:margin-right="0cm" fo:text-indent="0cm" style:auto-text-indent="false" style:writing-mode="page"/>
      <style:text-properties fo:font-size="9pt" style:font-size-asian="9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.741cm" fo:margin-right="0cm" fo:text-indent="0cm" style:auto-text-indent="false" style:page-number="auto" style:writing-mode="page"/>
      <style:text-properties fo:font-size="9pt" style:font-size-asian="9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writing-mode="page"/>
      <style:text-properties style:font-name="IPAゴシック1" fo:font-family="IPAゴシック" style:font-style-name="標準" style:font-pitch="variable" style:font-name-asian="IPAゴシック1" style:font-family-asian="IPAゴシック" style:font-style-name-asian="標準" style:font-pitch-asian="variable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7pt" style:font-size-asian="7pt" style:font-name-complex="IPA明朝1" style:font-family-complex="IPA明朝" style:font-style-name-complex="標準" style:font-pitch-complex="variable" style:font-size-complex="7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DejaVu Serif" fo:font-family="'DejaVu Serif'" style:font-style-name="Book" style:font-family-generic="roman" style:font-pitch="variable" fo:font-size="6pt" style:font-size-asian="6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tyle="normal" style:font-style-asian="normal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fo:text-align="justify" style:justify-single-word="false" style:page-number="auto" fo:break-after="page" fo:padding="0cm" fo:border="none" style:shadow="none" text:number-lines="false" text:line-number="0" style:vertical-align="auto" style:writing-mode="page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style:writing-mode="page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</style:style>
    <style:style style:name="Illustration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page"/>
      <style:text-properties fo:font-size="8pt" style:font-size-asian="8pt" style:font-size-complex="10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4.249cm" style:type="center"/>
          <style:tab-stop style:position="8.5cm" style:type="right"/>
        </style:tab-stops>
      </style:paragraph-properties>
      <style:text-properties style:font-name="DejaVu Serif" fo:font-family="'DejaVu Serif'" style:font-style-name="Book" style:font-family-generic="roman" style:font-pitch="variable" fo:font-size="6pt" style:font-size-asian="6pt"/>
    </style:style>
    <style:style style:name="Footer_20_right" style:display-name="Footer right" style:family="paragraph" style:parent-style-name="Footer" style:class="extra">
      <style:paragraph-properties text:number-lines="false" text:line-number="0" style:writing-mode="page">
        <style:tab-stops>
          <style:tab-stop style:position="4.249cm" style:type="center"/>
          <style:tab-stop style:position="8.5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 style:writing-mode="page">
        <style:tab-stops>
          <style:tab-stop style:position="4.249cm" style:type="center"/>
          <style:tab-stop style:position="8.5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page">
        <style:tab-stops>
          <style:tab-stop style:position="4.249cm" style:type="center"/>
          <style:tab-stop style:position="8.5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 style:writing-mode="page">
        <style:tab-stops>
          <style:tab-stop style:position="4.249cm" style:type="center"/>
          <style:tab-stop style:position="8.5cm" style:type="right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</style:style>
    <style:style style:name="Numbering_20_Symbols" style:display-name="Numbering Symbols" style:family="text">
      <style:text-properties style:font-size-asian="9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ize="8pt" fo:font-style="italic" style:font-size-asian="8pt" style:font-style-asian="italic" style:font-style-complex="italic"/>
    </style:style>
    <style:style style:name="Strong_20_Emphasis" style:display-name="Strong Emphasis" style:family="text">
      <style:text-properties fo:font-size="8pt" fo:font-weight="bold" style:font-size-asian="8pt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>
      <style:text-properties style:font-size-asian="9pt"/>
    </style:style>
    <style:style style:name="Footnote_20_anchor" style:display-name="Footnote anchor" style:family="text">
      <style:text-properties style:text-position="super 58%" style:font-size-asian="9pt"/>
    </style:style>
    <style:style style:name="Definition" style:family="text"/>
    <style:style style:name="縦中横" style:family="text">
      <style:text-properties fo:font-size="8pt" style:font-size-asian="8pt" style:text-rotation-angle="90" style:text-rotation-scale="line-height"/>
    </style:style>
    <style:style style:name="Page_20_Number" style:display-name="Page Number" style:family="text">
      <style:text-properties style:font-name="IPA明朝1" fo:font-family="IPA明朝" style:font-style-name="標準" style:font-pitch="variable" fo:font-size="6pt" style:font-size-asian="6pt"/>
    </style:style>
    <style:style style:name="Endnote_20_Symbol" style:display-name="Endnote Symbol" style:family="text">
      <style:text-properties style:font-size-asian="9pt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left" style:horizontal-rel="paragraph" draw:fill-image-width="0cm" draw:fill-image-height="0cm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10.5cm" fo:page-height="14.801cm" style:num-format="1" style:print-orientation="portrait" fo:margin-top="1.799cm" fo:margin-bottom="1.3cm" fo:margin-left="1.3cm" fo:margin-right="1.3cm" style:writing-mode="tb-rl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.5cm" fo:page-height="14.801cm" style:num-format="1" style:print-orientation="portrait" fo:margin-top="2cm" fo:margin-bottom="2cm" fo:margin-left="1.499cm" fo:margin-right="1.499cm" fo:border="0.51pt solid #000000" fo:padding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.5cm" fo:page-height="14.801cm" style:num-format="1" style:print-orientation="portrait" fo:margin-top="1cm" fo:margin-bottom="1.3cm" fo:margin-left="1cm" fo:margin-right="1.3cm" fo:background-color="transparent" style:writing-mode="tb-rl" draw:fill="none" draw:fill-color="#729fcf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01cm" fo:margin-left="0cm" fo:margin-right="0cm" fo:margin-bottom="0.4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0.5cm" fo:page-height="14.801cm" style:num-format="1" style:print-orientation="portrait" fo:margin-top="1cm" fo:margin-bottom="1.3cm" fo:margin-left="1.3cm" fo:margin-right="1cm" fo:background-color="transparent" style:writing-mode="tb-rl" draw:fill="none" draw:fill-color="#729fcf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01cm" fo:margin-left="0cm" fo:margin-right="0cm" fo:margin-bottom="0.4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0.5cm" fo:page-height="14.801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10.5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.5cm" fo:page-height="14.8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Right_20_Page"/>
    <style:master-page style:name="Left_20_Page" style:display-name="Left Page" style:page-layout-name="Mpm3" style:next-style-name="Right_20_Page">
      <style:header>
        <text:p text:style-name="Header"/>
      </style:header>
      <style:header-first>
        <text:p text:style-name="Header_20_left"><text:span text:style-name="Page_20_Number"><text:page-number text:select-page="current">8</text:page-number></text:span> <text:s text:c="3"/><text:title/></text:p>
      </style:header-first>
    </style:master-page>
    <style:master-page style:name="Right_20_Page" style:display-name="Right Page" style:page-layout-name="Mpm4" style:next-style-name="Left_20_Page">
      <style:header>
        <text:p text:style-name="Header"/>
      </style:header>
      <style:header-first>
        <text:p text:style-name="Header_20_right"><text:span text:style-name="Page_20_Number"><text:page-number text:select-page="current">7</text:page-number></text:span></text:p>
      </style:header-first>
    </style:master-page>
    <style:master-page style:name="Footnote" style:page-layout-name="Mpm5"/>
    <style:master-page style:name="Landscape" style:page-layout-name="Mpm6"/>
    <style:master-page style:name="Index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1$Linux_X86_64 LibreOffice_project/20m0$Build-1</meta:generator>
    <meta:editing-duration>P0D</meta:editing-duration>
    <meta:editing-cycles>1</meta:editing-cycles>
    <meta:creation-date>2016-08-27T00:13:34.443991788</meta:creation-date>
    <meta:document-statistic meta:table-count="0" meta:image-count="0" meta:object-count="0" meta:page-count="1" meta:paragraph-count="2" meta:word-count="2" meta:character-count="6" meta:non-whitespace-character-count="2"/>
  </office:meta>
</office:document-meta>
</file>